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398: "* K..^1. Kris^1! Ist das nicht die \\cYMaschine\\cW^1, von uns...!?/",</text:p>
          </table:table-cell>
          <table:table-cell table:number-columns-repeated="7"/>
          <table:table-cell table:style-name="ce1" office:value-type="string" calcext:value-type="string">
            <text:p>Zeilennummer 2398: "* K..^1. Kris^1! Isn't that the \\cYmachine\\cW we designed...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A* OK^1! Das wird hart^1, aber versuchen wir unser bestes!/%",</text:p>
          </table:table-cell>
          <table:table-cell table:number-columns-repeated="7"/>
          <table:table-cell office:value-type="string" calcext:value-type="string">
            <text:p>Zeilennummer 2398: "\\EA* Alright^1! This will be tough^1, but let's try our best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Oh^1.&amp;* Das ist..^1. eigentlich nicht gut./%",</text:p>
          </table:table-cell>
          <table:table-cell table:number-columns-repeated="7"/>
          <table:table-cell office:value-type="string" calcext:value-type="string">
            <text:p>Zeilennummer 2398: "* Oh^1.&amp;* That's..^1. not good^1, actually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... ist es was ich denke, das es ist?/%",</text:p>
          </table:table-cell>
          <table:table-cell table:number-columns-repeated="7"/>
          <table:table-cell office:value-type="string" calcext:value-type="string">
            <text:p>Zeilennummer 2398: "* ... is that what I think it is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.../%",</text:p>
          </table:table-cell>
          <table:table-cell table:number-columns-repeated="7"/>
          <table:table-cell office:value-type="string" calcext:value-type="string">
            <text:p>Zeilennummer 2398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... Ja^1. War es./%",</text:p>
          </table:table-cell>
          <table:table-cell table:number-columns-repeated="7"/>
          <table:table-cell office:value-type="string" calcext:value-type="string">
            <text:p>Zeilennummer 2398: "* ... yes^1. It wa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Warum baut ihr etwas erneut auf^1, nur um es zu zersprengen?/",</text:p>
          </table:table-cell>
          <table:table-cell table:number-columns-repeated="7"/>
          <table:table-cell office:value-type="string" calcext:value-type="string">
            <text:p>Zeilennummer 2398: "* Why did you build another one just to blow it up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Es ist witzig!/",</text:p>
          </table:table-cell>
          <table:table-cell table:number-columns-repeated="7"/>
          <table:table-cell office:value-type="string" calcext:value-type="string">
            <text:p>Zeilennummer 2398: "* It's funny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un^1, aufjedenfall^1, habt ihr gewonnen.../",</text:p>
          </table:table-cell>
          <table:table-cell table:number-columns-repeated="7"/>
          <table:table-cell office:value-type="string" calcext:value-type="string">
            <text:p>Zeilennummer 2398: "* Well^1, in any case^1, you defeated u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6* Ich denke^1, wir werden nun Fieslinge!/",</text:p>
          </table:table-cell>
          <table:table-cell table:number-columns-repeated="7"/>
          <table:table-cell office:value-type="string" calcext:value-type="string">
            <text:p>Zeilennummer 2398: "\\E6* I suppose we can become bad guys now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Hey^1, nicht so schnell!/",</text:p>
          </table:table-cell>
          <table:table-cell table:number-columns-repeated="7"/>
          <table:table-cell office:value-type="string" calcext:value-type="string">
            <text:p>Zeilennummer 2398: "* Hey^1, not so fas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Es ist langweilig^1, wenn ihr einfach aufgibt!!!/",</text:p>
          </table:table-cell>
          <table:table-cell table:number-columns-repeated="7"/>
          <table:table-cell office:value-type="string" calcext:value-type="string">
            <text:p>Zeilennummer 2398: "* It's really boring if you just give up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2* Wehrt euch doch ZUMINDESTENS!/",</text:p>
          </table:table-cell>
          <table:table-cell table:number-columns-repeated="7"/>
          <table:table-cell office:value-type="string" calcext:value-type="string">
            <text:p>Zeilennummer 2398: "\\E2* The LEAST you can do is show some resistanc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Yeah^1, scheint als muss man euch was beibringen!/%",</text:p>
          </table:table-cell>
          <table:table-cell table:number-columns-repeated="7"/>
          <table:table-cell office:value-type="string" calcext:value-type="string">
            <text:p>Zeilennummer 2398: "* Yeah^1, looks like we gotta teach you a lesson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Ihr werdet uns WIEDER vernichten!?/",</text:p>
          </table:table-cell>
          <table:table-cell table:number-columns-repeated="7"/>
          <table:table-cell office:value-type="string" calcext:value-type="string">
            <text:p>Zeilennummer 2398: "* You're going to thrash us AGAIN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Scheint so./%",</text:p>
          </table:table-cell>
          <table:table-cell table:number-columns-repeated="7"/>
          <table:table-cell office:value-type="string" calcext:value-type="string">
            <text:p>Zeilennummer 2398: "* Seems like i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... wie viele habt ihr denn?/%",</text:p>
          </table:table-cell>
          <table:table-cell table:number-columns-repeated="7"/>
          <table:table-cell office:value-type="string" calcext:value-type="string">
            <text:p>Zeilennummer 2398: "* ... how many of these do they have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Ho ho ho^1! Du denkst^1,dass DAS schlimm war^1, WARTET'S AB!/",</text:p>
          </table:table-cell>
          <table:table-cell table:number-columns-repeated="7"/>
          <table:table-cell office:value-type="string" calcext:value-type="string">
            <text:p>Zeilennummer 2398: "* Ho ho ho^1! You think THAT'S bad^1, just WAI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9* ... und schaut was beim START passiert!!!/%",</text:p>
          </table:table-cell>
          <table:table-cell table:number-columns-repeated="7"/>
          <table:table-cell office:value-type="string" calcext:value-type="string">
            <text:p>Zeilennummer 2398: "\\E9* ... and see what happens when it STARTS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Dein Design war nutzlos^1, also haben wir es zersprengt./",</text:p>
          </table:table-cell>
          <table:table-cell table:number-columns-repeated="7"/>
          <table:table-cell office:value-type="string" calcext:value-type="string">
            <text:p>Zeilennummer 2398: "* Your design sucked so we blew it up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Ah^1. Verstehe./",</text:p>
          </table:table-cell>
          <table:table-cell table:number-columns-repeated="7"/>
          <table:table-cell office:value-type="string" calcext:value-type="string">
            <text:p>Zeilennummer 2398: "* Ah^1. I se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6* ... Also..^1. was ist euer neuer Plan?/",</text:p>
          </table:table-cell>
          <table:table-cell table:number-columns-repeated="7"/>
          <table:table-cell office:value-type="string" calcext:value-type="string">
            <text:p>Zeilennummer 2398: "\\E6* ... So..^1. now what's your plan going to b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Scheint^1, als brauchen wir keinen Plan^1. Nur 'ne Regel./",</text:p>
          </table:table-cell>
          <table:table-cell table:number-columns-repeated="7"/>
          <table:table-cell office:value-type="string" calcext:value-type="string">
            <text:p>Zeilennummer 2398: "* Turns out we didn't need a plan^1. Just a rul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Jeder^1, der uns in den Weg kommt.../",</text:p>
          </table:table-cell>
          <table:table-cell table:number-columns-repeated="7"/>
          <table:table-cell office:value-type="string" calcext:value-type="string">
            <text:p>Zeilennummer 2398: "* Anyone that gets in our way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Wird zu Staub zermahlt./",</text:p>
          </table:table-cell>
          <table:table-cell table:number-columns-repeated="7"/>
          <table:table-cell office:value-type="string" calcext:value-type="string">
            <text:p>Zeilennummer 2398: "* Gets crushed into dus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Aber Susie^1, ohne uns kommst du nicht nachhause./",</text:p>
          </table:table-cell>
          <table:table-cell table:number-columns-repeated="7"/>
          <table:table-cell office:value-type="string" calcext:value-type="string">
            <text:p>Zeilennummer 2398: "* But Susie^1, you need us to return hom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6* Ist das nicht etwas kontraproduktiv?/",</text:p>
          </table:table-cell>
          <table:table-cell table:number-columns-repeated="7"/>
          <table:table-cell office:value-type="string" calcext:value-type="string">
            <text:p>Zeilennummer 2398: "\\E6* Doesn't crushing us seem a little counterproductiv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ah^1, versteh's endlich^1, damit liegst du falsch./",</text:p>
          </table:table-cell>
          <table:table-cell table:number-columns-repeated="7"/>
          <table:table-cell office:value-type="string" calcext:value-type="string">
            <text:p>Zeilennummer 2398: "* Nah^1, see^1, that's where you're wrong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0* Schau mal^1, ich WEIß^1, dass ich ohne euch nicht nachhause komme./",</text:p>
          </table:table-cell>
          <table:table-cell table:number-columns-repeated="7"/>
          <table:table-cell office:value-type="string" calcext:value-type="string">
            <text:p>Zeilennummer 2398: "\\E0* Ya see^1, I KNOW I can't get back without you guy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1* Aber - heh - \"gut\" zu sein^1, ist NICHT mein Stil./",</text:p>
          </table:table-cell>
          <table:table-cell table:number-columns-repeated="7"/>
          <table:table-cell office:value-type="string" calcext:value-type="string">
            <text:p>Zeilennummer 2398: "\\E1* But being a - heh - \"good guy\" REALLY isn't my styl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2* Also^1, ich dachte^1, dass wir dies..^1. einfach regeln./%",</text:p>
          </table:table-cell>
          <table:table-cell table:number-columns-repeated="7"/>
          <table:table-cell office:value-type="string" calcext:value-type="string">
            <text:p>Zeilennummer 2398: "\\E2* So^1, I thought of a little way we can just..^1. settle thi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Bitte lasst uns fies werden./",</text:p>
          </table:table-cell>
          <table:table-cell table:number-columns-repeated="7"/>
          <table:table-cell office:value-type="string" calcext:value-type="string">
            <text:p>Zeilennummer 2398: "* Please just let us be bad guy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ein!!^1! Nicht solange du es willst!!!/",</text:p>
          </table:table-cell>
          <table:table-cell table:number-columns-repeated="7"/>
          <table:table-cell office:value-type="string" calcext:value-type="string">
            <text:p>Zeilennummer 2398: "* No!!^1! Not until you stop wanting to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Fein!!^1! Wir wollen nicht fies sein!!!/",</text:p>
          </table:table-cell>
          <table:table-cell table:number-columns-repeated="7"/>
          <table:table-cell office:value-type="string" calcext:value-type="string">
            <text:p>Zeilennummer 2398: "* Fine!!^1! We don't want to be bad guys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Siehst du^1, Susie???/%",</text:p>
          </table:table-cell>
          <table:table-cell table:number-columns-repeated="7"/>
          <table:table-cell office:value-type="string" calcext:value-type="string">
            <text:p>Zeilennummer 2398: "* Hear that^1, Susie??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Scheint^1, als \\cRmuss\\cW man sie ZWINGEN./",</text:p>
          </table:table-cell>
          <table:table-cell table:number-columns-repeated="7"/>
          <table:table-cell office:value-type="string" calcext:value-type="string">
            <text:p>Zeilennummer 2398: "* Sounds like we'll have to MAKE you be one the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Das ist komplett unnötig./",</text:p>
          </table:table-cell>
          <table:table-cell table:number-columns-repeated="7"/>
          <table:table-cell office:value-type="string" calcext:value-type="string">
            <text:p>Zeilennummer 2398: "* That's completely unnecessar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Das freut mich sehr!!!/%",</text:p>
          </table:table-cell>
          <table:table-cell table:number-columns-repeated="7"/>
          <table:table-cell office:value-type="string" calcext:value-type="string">
            <text:p>Zeilennummer 2398: "* I like the sound of that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Kris^1, wir haben bald den Gysir erreicht.../",</text:p>
          </table:table-cell>
          <table:table-cell table:number-columns-repeated="7"/>
          <table:table-cell office:value-type="string" calcext:value-type="string">
            <text:p>Zeilennummer 2398: "* Kris^1, we're getting close to the Fountain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8* Lass uns jetzt nicht zurückgehen./%",</text:p>
          </table:table-cell>
          <table:table-cell table:number-columns-repeated="7"/>
          <table:table-cell office:value-type="string" calcext:value-type="string">
            <text:p>Zeilennummer 2398: "\\E8* Let's not turn back now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un^1, du hast uns nicht BESIEGT^1, denn ihr^1, uh.../",</text:p>
          </table:table-cell>
          <table:table-cell table:number-columns-repeated="7"/>
          <table:table-cell office:value-type="string" calcext:value-type="string">
            <text:p>Zeilennummer 2398: "* Well^1, you didn't BEAT US^1, because you^1, u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Ihr habt betrogen^1, indem ihr^1, uh^1, Lancer hinter- gangen habt^1, mit^1, uh.../",</text:p>
          </table:table-cell>
          <table:table-cell table:number-columns-repeated="7"/>
          <table:table-cell office:value-type="string" calcext:value-type="string">
            <text:p>Zeilennummer 2398: "* Kinda cheated by^1, uh^1, ganging up on Lancer^1, with^1, u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ettigkeit./",</text:p>
          </table:table-cell>
          <table:table-cell table:number-columns-repeated="7"/>
          <table:table-cell office:value-type="string" calcext:value-type="string">
            <text:p>Zeilennummer 2398: "* Kindnes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Aber wenn ich MITKOMMEN MUSS^1, denke ich^1, tu ich dies halt./",</text:p>
          </table:table-cell>
          <table:table-cell table:number-columns-repeated="7"/>
          <table:table-cell office:value-type="string" calcext:value-type="string">
            <text:p>Zeilennummer 2398: "* But if I HAVE TO^1, I guess I'll go back to your sid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4* Aber denkt nicht^1, dass ich IRGENDWIE ACTen werde./%",</text:p>
          </table:table-cell>
          <table:table-cell table:number-columns-repeated="7"/>
          <table:table-cell office:value-type="string" calcext:value-type="string">
            <text:p>Zeilennummer 2398: "\\E4* But DON'T expect me to do anything but FIGH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un^1, Wir sind froh^1, dich wieder zuhaben^1, Susie./",</text:p>
          </table:table-cell>
          <table:table-cell table:number-columns-repeated="7"/>
          <table:table-cell office:value-type="string" calcext:value-type="string">
            <text:p>Zeilennummer 2398: "* Well^1, we're happy to have you back^1, Susi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Yeah^1, yeah^1, gehen wir einfach weiter./%",</text:p>
          </table:table-cell>
          <table:table-cell table:number-columns-repeated="7"/>
          <table:table-cell office:value-type="string" calcext:value-type="string">
            <text:p>Zeilennummer 2398: "* Yeah^1, yeah^1, let's just hurry up and go hom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OK^1, OK^1, GENUG jetzt!/",</text:p>
          </table:table-cell>
          <table:table-cell table:number-columns-repeated="7"/>
          <table:table-cell office:value-type="string" calcext:value-type="string">
            <text:p>Zeilennummer 2398: "* Alright^1, alright^1, ENOUGH already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1* Fein..^1. Ich DENKE ich gehe wieder zu den guten./",</text:p>
          </table:table-cell>
          <table:table-cell table:number-columns-repeated="7"/>
          <table:table-cell office:value-type="string" calcext:value-type="string">
            <text:p>Zeilennummer 2398: "\\E1* Fine..^1. I GUESS I'll go back to being a good gu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4* Aber denkt nicht^1, dass ich IRGENDWIE ACTen werde./%",</text:p>
          </table:table-cell>
          <table:table-cell table:number-columns-repeated="7"/>
          <table:table-cell office:value-type="string" calcext:value-type="string">
            <text:p>Zeilennummer 2398: "\\E4* But DON'T expect me to do anything but FIGH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.../",</text:p>
          </table:table-cell>
          <table:table-cell table:number-columns-repeated="7"/>
          <table:table-cell office:value-type="string" calcext:value-type="string">
            <text:p>Zeilennummer 2398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7* Ühmm..^1. Susie?/",</text:p>
          </table:table-cell>
          <table:table-cell table:number-columns-repeated="7"/>
          <table:table-cell office:value-type="string" calcext:value-type="string">
            <text:p>Zeilennummer 2398: "\\E7* Ummm..^1. Susi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4* Heißt dass..^1. das wir kein Team mehr sind?/%",</text:p>
          </table:table-cell>
          <table:table-cell table:number-columns-repeated="7"/>
          <table:table-cell office:value-type="string" calcext:value-type="string">
            <text:p>Zeilennummer 2398: "\\E4* Does this mean we..^1. aren't a team anymore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H..^1. huh...^1? Ühm^1, ich meine^1, uhh.../%",</text:p>
          </table:table-cell>
          <table:table-cell table:number-columns-repeated="7"/>
          <table:table-cell office:value-type="string" calcext:value-type="string">
            <text:p>Zeilennummer 2398: "* H..^1. huh...^1? Umm^1, I mean^1, uhh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atürlich sind wir noch ein Team!/",</text:p>
          </table:table-cell>
          <table:table-cell table:number-columns-repeated="7"/>
          <table:table-cell office:value-type="string" calcext:value-type="string">
            <text:p>Zeilennummer 2398: "* Of course we're still a team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2* Du kannst^1, üm.../%",</text:p>
          </table:table-cell>
          <table:table-cell table:number-columns-repeated="7"/>
          <table:table-cell office:value-type="string" calcext:value-type="string">
            <text:p>Zeilennummer 2398: "\\E2* You can^1, um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... Teil ~1! sein/",</text:p>
          </table:table-cell>
          <table:table-cell table:number-columns-repeated="7"/>
          <table:table-cell office:value-type="string" calcext:value-type="string">
            <text:p>Zeilennummer 2398: "* ... be part of the ~1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der Leute ",</text:p>
          </table:table-cell>
          <table:table-cell table:number-columns-repeated="7"/>
          <table:table-cell office:value-type="string" calcext:value-type="string">
            <text:p>Zeilennummer 2398: "Guy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des $!?#-Squads ",</text:p>
          </table:table-cell>
          <table:table-cell table:number-columns-repeated="7"/>
          <table:table-cell office:value-type="string" calcext:value-type="string">
            <text:p>Zeilennummer 2398: "The $!$? Squad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des Lancer-Fanclubs ",</text:p>
          </table:table-cell>
          <table:table-cell table:number-columns-repeated="7"/>
          <table:table-cell office:value-type="string" calcext:value-type="string">
            <text:p>Zeilennummer 2398: "The Lancer Fan Club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Der Spaß-Gang ",</text:p>
          </table:table-cell>
          <table:table-cell table:number-columns-repeated="7"/>
          <table:table-cell office:value-type="string" calcext:value-type="string">
            <text:p>Zeilennummer 2398: "The Fun Gang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Wow^1! ich...!^1? soll ein Teil ~1!? sein/",</text:p>
          </table:table-cell>
          <table:table-cell table:number-columns-repeated="7"/>
          <table:table-cell office:value-type="string" calcext:value-type="string">
            <text:p>Zeilennummer 2398: "* Wow^1! Me...!^1? In the ~1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7* Warte.../%",</text:p>
          </table:table-cell>
          <table:table-cell table:number-columns-repeated="7"/>
          <table:table-cell office:value-type="string" calcext:value-type="string">
            <text:p>Zeilennummer 2398: "\\E7* Wait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Wenn ich mit euch abhänge^1, dann.../%",</text:p>
          </table:table-cell>
          <table:table-cell table:number-columns-repeated="7"/>
          <table:table-cell office:value-type="string" calcext:value-type="string">
            <text:p>Zeilennummer 2398: "* If I hang out with the good guys^1, then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Wir bekommen doch noch unsere Jacken^1, oder?/",</text:p>
          </table:table-cell>
          <table:table-cell table:number-columns-repeated="7"/>
          <table:table-cell office:value-type="string" calcext:value-type="string">
            <text:p>Zeilennummer 2398: "* Can we still have monogrammed track jackets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Yeah^1!&amp;* Ralsei fertigt sie an!/",</text:p>
          </table:table-cell>
          <table:table-cell table:number-columns-repeated="7"/>
          <table:table-cell office:value-type="string" calcext:value-type="string">
            <text:p>Zeilennummer 2398: "* Yeah^1!&amp;* Ralsei will make them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H..^1. Huh!?/",</text:p>
          </table:table-cell>
          <table:table-cell table:number-columns-repeated="7"/>
          <table:table-cell office:value-type="string" calcext:value-type="string">
            <text:p>Zeilennummer 2398: "* H..^1. Huh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\\E8* ... Okay^1, klar!/",</text:p>
          </table:table-cell>
          <table:table-cell table:number-columns-repeated="7"/>
          <table:table-cell office:value-type="string" calcext:value-type="string">
            <text:p>Zeilennummer 2398: "\\E8* ... Okay^1, sur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Ahahah!!^1!&amp;* Lancer betritt das Team!!!/%",</text:p>
          </table:table-cell>
          <table:table-cell table:number-columns-repeated="7"/>
          <table:table-cell office:value-type="string" calcext:value-type="string">
            <text:p>Zeilennummer 2398: "* Ahahah!!^1!&amp;* Lancer joins the team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Lancer betritt die Party!/%",</text:p>
          </table:table-cell>
          <table:table-cell table:number-columns-repeated="7"/>
          <table:table-cell office:value-type="string" calcext:value-type="string">
            <text:p>Zeilennummer 2398: "* Lancer joined the party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398: "* Nein./%",</text:p>
          </table:table-cell>
          <table:table-cell table:number-columns-repeated="7"/>
          <table:table-cell office:value-type="string" calcext:value-type="string">
            <text:p>Zeilennummer 2398: "* No.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25:20.732000000</meta:creation-date>
    <dc:date>2023-06-18T22:28:10.312000000</dc:date>
    <meta:editing-duration>PT2M49S</meta:editing-duration>
    <meta:editing-cycles>1</meta:editing-cycles>
    <meta:document-statistic meta:table-count="1" meta:cell-count="145" meta:object-count="0"/>
    <meta:generator>LibreOffice/7.4.3.2$Windows_X86_64 LibreOffice_project/1048a8393ae2eeec98dff31b5c133c5f1d08b890</meta:generator>
  </office:meta>
</office:document-meta>
</file>